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3:52.705000000</dc:date>
    <meta:editing-duration>PT12M48S</meta:editing-duration>
    <meta:editing-cycles>50</meta:editing-cycles>
    <meta:generator>LibreOffice/7.5.0.3$Windows_X86_64 LibreOffice_project/c21113d003cd3efa8c53188764377a8272d9d6de</meta:generator>
    <meta:document-statistic meta:object-count="117"/>
  </office:meta>
</office:document-meta>
</file>